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550A00003CAA7CA66127.svm"/>
  <manifest:file-entry manifest:media-type="" manifest:full-path="Pictures/2000000700002EAF000034D95AEC9143.svm"/>
  <manifest:file-entry manifest:media-type="" manifest:full-path="Pictures/200000070000559900003A03E3EC710B.svm"/>
  <manifest:file-entry manifest:media-type="" manifest:full-path="Pictures/200000070000555100003C8783DDD18E.svm"/>
  <manifest:file-entry manifest:media-type="" manifest:full-path="Pictures/200000070000559900003C0ACB4D7B45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21.913cm" svg:height="15.371cm" draw:z-index="0"><draw:image xlink:href="Pictures/200000070000559900003C0ACB4D7B45.svm" xlink:type="simple" xlink:show="embed" xlink:actuate="onLoad"/></draw:frame></text:p>
      <text:p text:style-name="P1"><draw:frame draw:style-name="fr1" draw:name="images2" text:anchor-type="paragraph" svg:width="21.77cm" svg:height="15.529cm" draw:z-index="1"><draw:image xlink:href="Pictures/200000070000550A00003CAA7CA66127.svm" xlink:type="simple" xlink:show="embed" xlink:actuate="onLoad"/></draw:frame></text:p>
      <text:p text:style-name="P1"><draw:frame draw:style-name="fr1" draw:name="images3" text:anchor-type="paragraph" svg:width="21.913cm" svg:height="14.85cm" draw:z-index="2"><draw:image xlink:href="Pictures/200000070000559900003A03E3EC710B.svm" xlink:type="simple" xlink:show="embed" xlink:actuate="onLoad"/></draw:frame></text:p>
      <text:p text:style-name="P1"><draw:frame draw:style-name="fr1" draw:name="images4" text:anchor-type="paragraph" svg:width="21.84cm" svg:height="15.496cm" draw:z-index="3"><draw:image xlink:href="Pictures/200000070000555100003C8783DDD18E.svm" xlink:type="simple" xlink:show="embed" xlink:actuate="onLoad"/></draw:frame></text:p>
      <text:p text:style-name="P1"><draw:frame draw:style-name="fr1" draw:name="images5" text:anchor-type="paragraph" svg:width="11.95cm" svg:height="13.529cm" draw:z-index="4"><draw:image xlink:href="Pictures/2000000700002EAF000034D95AEC9143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17T10:32:42.94</meta:creation-date>
    <meta:document-statistic meta:table-count="0" meta:image-count="5" meta:object-count="0" meta:page-count="5" meta:paragraph-count="0" meta:word-count="0" meta:character-count="0"/>
    <dc:date>2020-03-17T10:35:10.51</dc:date>
    <meta:editing-duration>PT2M28S</meta:editing-duration>
    <meta:editing-cycles>1</meta:editing-cycles>
    <meta:generator>OpenOffice/4.1.7$Win32 OpenOffice.org_project/417m1$Build-9800</meta:generator>
  </office:meta>
</office:document-meta>
</file>